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8cm"/>
    </style:style>
    <style:style style:name="co2" style:family="table-column">
      <style:table-column-properties fo:break-before="auto" style:column-width="5.72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9.56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2.176cm"/>
    </style:style>
    <style:style style:name="co8" style:family="table-column">
      <style:table-column-properties fo:break-before="auto" style:column-width="4.16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GLOBAL</text:p>
          </table:table-cell>
          <table:table-cell office:value-type="string">
            <text:p>FILE_NAME</text:p>
          </table:table-cell>
          <table:table-cell office:value-type="string">
            <text:p>METADATA</text:p>
          </table:table-cell>
          <table:table-cell office:value-type="float" office:value="1">
            <text:p>1</text:p>
          </table:table-cell>
          <table:table-cell office:value-type="string">
            <text:p>Name of file on disk equals FILE_NAME</text:p>
          </table:table-cell>
          <table:table-cell office:value-type="string">
            <text:p>Fatal Error</text:p>
          </table:table-cell>
          <table:table-cell office:value-type="string">
            <text:p>Filename and metadata filename do not match</text:p>
          </table:table-cell>
          <table:table-cell office:value-type="string">
            <text:p>Within Double Quotes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FILE_NAME</text:p>
          </table:table-cell>
          <table:table-cell office:value-type="string">
            <text:p>METADATA</text:p>
          </table:table-cell>
          <table:table-cell office:value-type="float" office:value="1">
            <text:p>1</text:p>
          </table:table-cell>
          <table:table-cell office:value-type="string">
            <text:p>Must exist</text:p>
          </table:table-cell>
          <table:table-cell office:value-type="string">
            <text:p>Fatal Error</text:p>
          </table:table-cell>
          <table:table-cell office:value-type="string">
            <text:p>Missing FILE_NAME</text:p>
          </table:table-cell>
          <table:table-cell table:style-name="ce1" office:value-type="string">
            <text:p>Within Double Quotes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FILE_FORMAT_VERSION</text:p>
          </table:table-cell>
          <table:table-cell office:value-type="string">
            <text:p>METADATA</text:p>
          </table:table-cell>
          <table:table-cell office:value-type="float" office:value="1">
            <text:p>1</text:p>
          </table:table-cell>
          <table:table-cell office:value-type="string">
            <text:p>Must exist</text:p>
          </table:table-cell>
          <table:table-cell office:value-type="string">
            <text:p>Fatal Error</text:p>
          </table:table-cell>
          <table:table-cell office:value-type="string">
            <text:p>Missing FILE_FORMAT_VERSION</text:p>
          </table:table-cell>
          <table:table-cell office:value-type="string">
            <text:p>Within Double Quotes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END_OF_RECORD_MARKER</text:p>
          </table:table-cell>
          <table:table-cell office:value-type="string">
            <text:p>METADATA</text:p>
          </table:table-cell>
          <table:table-cell office:value-type="float" office:value="1">
            <text:p>1</text:p>
          </table:table-cell>
          <table:table-cell office:value-type="string">
            <text:p>Must exist BUT may be blank</text:p>
          </table:table-cell>
          <table:table-cell office:value-type="string">
            <text:p>Fatal Error</text:p>
          </table:table-cell>
          <table:table-cell office:value-type="string">
            <text:p>Missing END_OF_RECORD_MARKER</text:p>
          </table:table-cell>
          <table:table-cell office:value-type="string">
            <text:p>Within Double Quot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LOBAL</text:p>
          </table:table-cell>
          <table:table-cell office:value-type="string">
            <text:p>INCLUDE</text:p>
          </table:table-cell>
          <table:table-cell office:value-type="string">
            <text:p>METADATA</text:p>
          </table:table-cell>
          <table:table-cell office:value-type="string">
            <text:p>0..n</text:p>
          </table:table-cell>
          <table:table-cell office:value-type="string">
            <text:p>All include files must exist</text:p>
          </table:table-cell>
          <table:table-cell office:value-type="string">
            <text:p>Warning</text:p>
          </table:table-cell>
          <table:table-cell office:value-type="string">
            <text:p>Include file may not exist, but all required metadata may exist in other files?</text:p>
          </table:table-cell>
          <table:table-cell office:value-type="string">
            <text:p>Within Double Quot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ENERAL</text:p>
          </table:table-cell>
          <table:table-cell office:value-type="string">
            <text:p>START_META/END_META</text:p>
          </table:table-cell>
          <table:table-cell office:value-type="string">
            <text:p>METADATA</text:p>
          </table:table-cell>
          <table:table-cell/>
          <table:table-cell office:value-type="string">
            <text:p>All START_META must have END_META</text:p>
          </table:table-cell>
          <table:table-cell office:value-type="string">
            <text:p>Fatal Error</text:p>
          </table:table-cell>
          <table:table-cell office:value-type="string">
            <text:p>Syntax error – START_META/ END_META mismatch</text:p>
          </table:table-cell>
          <table:table-cell/>
        </table:table-row>
        <table:table-row table:style-name="ro1">
          <table:table-cell/>
          <table:table-cell office:value-type="string">
            <text:p>START_META/END_META</text:p>
          </table:table-cell>
          <table:table-cell office:value-type="string">
            <text:p>METADATA</text:p>
          </table:table-cell>
          <table:table-cell/>
          <table:table-cell office:value-type="string">
            <text:p>Must have ENTRY= field</text:p>
          </table:table-cell>
          <table:table-cell office:value-type="string">
            <text:p>Fatal Error</text:p>
          </table:table-cell>
          <table:table-cell office:value-type="string">
            <text:p>VARIABLE &lt;x&gt; EMPTY</text:p>
          </table:table-cell>
          <table:table-cell/>
        </table:table-row>
        <table:table-row table:style-name="ro1">
          <table:table-cell/>
          <table:table-cell office:value-type="string">
            <text:p>START_META/END_META</text:p>
          </table:table-cell>
          <table:table-cell office:value-type="string">
            <text:p>METADATA</text:p>
          </table:table-cell>
          <table:table-cell/>
          <table:table-cell office:value-type="string">
            <text:p>If VALUE_TYPE provided, value must be of type indicated</text:p>
          </table:table-cell>
          <table:table-cell office:value-type="string">
            <text:p>Fatal Error</text:p>
          </table:table-cell>
          <table:table-cell office:value-type="string">
            <text:p>VARIABLE &lt;x&gt; VALUE DOES NOT MATCH TYPE</text:p>
          </table:table-cell>
          <table:table-cell/>
        </table:table-row>
        <table:table-row table:style-name="ro1">
          <table:table-cell/>
          <table:table-cell office:value-type="string">
            <text:p>START_META/END_META</text:p>
          </table:table-cell>
          <table:table-cell office:value-type="string">
            <text:p>METADATA</text:p>
          </table:table-cell>
          <table:table-cell office:value-type="float" office:value="1">
            <text:p>1</text:p>
          </table:table-cell>
          <table:table-cell office:value-type="string">
            <text:p>REQUIRED VARIABLES (below)</text:p>
          </table:table-cell>
          <table:table-cell office:value-type="string">
            <text:p>Fatal Error</text:p>
          </table:table-cell>
          <table:table-cell office:value-type="string">
            <text:p>MISSING &lt;x&gt; VARIABLE</text:p>
          </table:table-cell>
          <table:table-cell/>
        </table:table-row>
        <table:table-row table:style-name="ro1">
          <table:table-cell/>
          <table:table-cell office:value-type="string">
            <text:p>FILE_TYPE</text:p>
          </table:table-cell>
          <table:table-cell office:value-type="string">
            <text:p>METADATA</text:p>
          </table:table-cell>
          <table:table-cell office:value-type="float" office:value="1">
            <text:p>1</text:p>
          </table:table-cell>
          <table:table-cell office:value-type="string">
            <text:p>must be cef</text:p>
          </table:table-cell>
          <table:table-cell office:value-type="string">
            <text:p>Fatal Error</text:p>
          </table:table-cell>
          <table:table-cell office:value-type="string">
            <text:p>FILE_TYPE is not CEF, unable to validate non CEF files</text:p>
          </table:table-cell>
          <table:table-cell/>
        </table:table-row>
        <table:table-row table:style-name="ro1">
          <table:table-cell/>
          <table:table-cell office:value-type="string">
            <text:p>DATASET_VERSION</text:p>
          </table:table-cell>
          <table:table-cell office:value-type="string">
            <text:p>METADATA</text:p>
          </table:table-cell>
          <table:table-cell office:value-type="float" office:value="1">
            <text:p>1</text:p>
          </table:table-cell>
          <table:table-cell office:value-type="string">
            <text:p>must be valid integer</text:p>
          </table:table-cell>
          <table:table-cell office:value-type="string">
            <text:p>Fatal Error</text:p>
          </table:table-cell>
          <table:table-cell office:value-type="string">
            <text:p>Invalid value</text:p>
          </table:table-cell>
          <table:table-cell/>
        </table:table-row>
        <table:table-row table:style-name="ro1">
          <table:table-cell/>
          <table:table-cell office:value-type="string">
            <text:p>LOGICAL_FILE_ID</text:p>
          </table:table-cell>
          <table:table-cell office:value-type="string">
            <text:p>METADATA</text:p>
          </table:table-cell>
          <table:table-cell office:value-type="float" office:value="1">
            <text:p>1</text:p>
          </table:table-cell>
          <table:table-cell office:value-type="string">
            <text:p>Same as Filename without extension</text:p>
          </table:table-cell>
          <table:table-cell office:value-type="string">
            <text:p>Fatal Error?</text:p>
          </table:table-cell>
          <table:table-cell office:value-type="string">
            <text:p>Logical File ID does not match filename</text:p>
          </table:table-cell>
          <table:table-cell/>
        </table:table-row>
        <table:table-row table:style-name="ro1">
          <table:table-cell/>
          <table:table-cell office:value-type="string">
            <text:p>VERSION_NUMBER</text:p>
          </table:table-cell>
          <table:table-cell office:value-type="string">
            <text:p>METADATA</text:p>
          </table:table-cell>
          <table:table-cell office:value-type="float" office:value="1">
            <text:p>1</text:p>
          </table:table-cell>
          <table:table-cell office:value-type="string">
            <text:p>VERSION_NUMBER must match version number in filename</text:p>
          </table:table-cell>
          <table:table-cell office:value-type="string">
            <text:p>Fatal Error</text:p>
          </table:table-cell>
          <table:table-cell office:value-type="string">
            <text:p>VERSION_NUMBER does not match version in filename</text:p>
          </table:table-cell>
          <table:table-cell/>
        </table:table-row>
        <table:table-row table:style-name="ro1">
          <table:table-cell/>
          <table:table-cell office:value-type="string">
            <text:p>VERSION_NUMBER</text:p>
          </table:table-cell>
          <table:table-cell office:value-type="string">
            <text:p>METADATA</text:p>
          </table:table-cell>
          <table:table-cell office:value-type="float" office:value="1">
            <text:p>1</text:p>
          </table:table-cell>
          <table:table-cell office:value-type="string">
            <text:p>must be valid integer</text:p>
          </table:table-cell>
          <table:table-cell office:value-type="string">
            <text:p>Fatal Error</text:p>
          </table:table-cell>
          <table:table-cell office:value-type="string">
            <text:p>Invalid value</text:p>
          </table:table-cell>
          <table:table-cell/>
        </table:table-row>
        <table:table-row table:style-name="ro1">
          <table:table-cell/>
          <table:table-cell office:value-type="string">
            <text:p>FILE_TIME_SPAN</text:p>
          </table:table-cell>
          <table:table-cell office:value-type="string">
            <text:p>METADATA</text:p>
          </table:table-cell>
          <table:table-cell office:value-type="float" office:value="1">
            <text:p>1</text:p>
          </table:table-cell>
          <table:table-cell office:value-type="string">
            <text:p>must be ISO_TIME_RANGE</text:p>
          </table:table-cell>
          <table:table-cell office:value-type="string">
            <text:p>Fatal Error</text:p>
          </table:table-cell>
          <table:table-cell office:value-type="string">
            <text:p>VARIABLE &lt;x&gt; Invalid Format</text:p>
          </table:table-cell>
          <table:table-cell/>
        </table:table-row>
        <table:table-row table:style-name="ro1">
          <table:table-cell/>
          <table:table-cell office:value-type="string">
            <text:p>FILE_TIME_SPAN</text:p>
          </table:table-cell>
          <table:table-cell office:value-type="string">
            <text:p>METADATA</text:p>
          </table:table-cell>
          <table:table-cell office:value-type="float" office:value="1">
            <text:p>1</text:p>
          </table:table-cell>
          <table:table-cell office:value-type="string">
            <text:p>START_TIME must be before STOP TIME</text:p>
          </table:table-cell>
          <table:table-cell office:value-type="string">
            <text:p>Fatal Error</text:p>
          </table:table-cell>
          <table:table-cell office:value-type="string">
            <text:p>VARIABLE &lt;x&gt; Start Time must be before Stop time</text:p>
          </table:table-cell>
          <table:table-cell/>
        </table:table-row>
        <table:table-row table:style-name="ro1">
          <table:table-cell/>
          <table:table-cell office:value-type="string">
            <text:p>FILE_TIME_SPAN</text:p>
          </table:table-cell>
          <table:table-cell office:value-type="string">
            <text:p>METADATA / DATA</text:p>
          </table:table-cell>
          <table:table-cell office:value-type="float" office:value="1">
            <text:p>1</text:p>
          </table:table-cell>
          <table:table-cell office:value-type="string">
            <text:p>Timespan of data RECORDS must be between FILE_TIME_SPAN</text:p>
          </table:table-cell>
          <table:table-cell office:value-type="string">
            <text:p>Fatal Error</text:p>
          </table:table-cell>
          <table:table-cell office:value-type="string">
            <text:p>Data outside FILE_TIME_SPAN</text:p>
          </table:table-cell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15/12/2014</text:date>, <text:time>15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2-15T14:49:36</meta:creation-date>
    <dc:date>2014-12-15T15:52:08</dc:date>
    <meta:editing-duration>PT32M6S</meta:editing-duration>
    <meta:editing-cycles>1</meta:editing-cycles>
    <meta:document-statistic meta:table-count="3" meta:cell-count="110" meta:object-count="0"/>
    <meta:generator>LibreOffice/3.3$Unix LibreOffice_project/330m19$Build-301</meta:generator>
  </office:meta>
</office:document-meta>
</file>